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Gentium Basic" svg:font-family="'Gentium Basic'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Nimbus Roman No9 L" officeooo:rsid="000be08a" officeooo:paragraph-rsid="000be08a"/>
    </style:style>
    <style:style style:name="P2" style:family="paragraph" style:parent-style-name="Standard" style:list-style-name="L1">
      <style:text-properties style:font-name="Nimbus Roman No9 L" officeooo:rsid="000d8d4f" officeooo:paragraph-rsid="000d8d4f"/>
    </style:style>
    <style:style style:name="P3" style:family="paragraph" style:parent-style-name="Header">
      <style:text-properties officeooo:rsid="000be08a" officeooo:paragraph-rsid="000be08a"/>
    </style:style>
    <style:style style:name="P4" style:family="paragraph" style:parent-style-name="Header">
      <style:text-properties fo:font-size="14pt" fo:font-weight="bold" officeooo:rsid="000be08a" officeooo:paragraph-rsid="000be08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60873029481376964" text:style-name="L1">
        <text:list-item>
          <text:p text:style-name="P1">Networking is complicated</text:p>
          <text:list>
            <text:list-item>
              <text:p text:style-name="P1">enormous body of knowledge</text:p>
            </text:list-item>
            <text:list-item>
              <text:p text:style-name="P1">years of training</text:p>
            </text:list-item>
          </text:list>
        </text:list-item>
        <text:list-item>
          <text:p text:style-name="P1">Why so complex</text:p>
          <text:list>
            <text:list-item>
              <text:p text:style-name="P1">variety of hardware</text:p>
            </text:list-item>
            <text:list-item>
              <text:p text:style-name="P1">variety of software</text:p>
            </text:list-item>
            <text:list-item>
              <text:p text:style-name="P1">variety of protocols/standards</text:p>
            </text:list-item>
            <text:list-item>
              <text:p text:style-name="P1">terminology can be confusing</text:p>
              <text:list>
                <text:list-item>
                  <text:p text:style-name="P1">acronyms</text:p>
                </text:list-item>
                <text:list-item>
                  <text:p text:style-name="P1">new terms constantly invented</text:p>
                </text:list-item>
              </text:list>
            </text:list-item>
            <text:list-item>
              <text:p text:style-name="P1">many standards</text:p>
            </text:list-item>
            <text:list-item>
              <text:p text:style-name="P1">outside local area needs to transmit standard information as well</text:p>
            </text:list-item>
          </text:list>
        </text:list-item>
        <text:list-item>
          <text:p text:style-name="P1">handling the complexity</text:p>
          <text:list>
            <text:list-item>
              <text:p text:style-name="P1">concentrate on abstractions/concepts to unravel complexity</text:p>
            </text:list-item>
            <text:list-item>
              <text:p text:style-name="P1">few examples to illustrate</text:p>
            </text:list-item>
            <text:list-item>
              <text:p text:style-name="P1">hands-on lab experience</text:p>
            </text:list-item>
          </text:list>
        </text:list-item>
        <text:list-item>
          <text:p text:style-name="P1"><text:span text:style-name="T1">network</text:span> – system for connecting computers using single transmission technology</text:p>
        </text:list-item>
        <text:list-item>
          <text:p text:style-name="P1"><text:span text:style-name="T1">internet</text:span> – set of networks connected by routers that are configured to communicate among a variety of network transmission technologies</text:p>
        </text:list-item>
        <text:list-item>
          <text:p text:style-name="P1">analyze networks and internet via</text:p>
          <text:list>
            <text:list-item>
              <text:p text:style-name="P1">transmission technologies</text:p>
              <text:list>
                <text:list-item>
                  <text:p text:style-name="P1">data transmission – media, data encoding</text:p>
                </text:list-item>
                <text:list-item>
                  <text:p text:style-name="P1">packet transmission – data exchange over a network</text:p>
                </text:list-item>
              </text:list>
            </text:list-item>
            <text:list-item>
              <text:p text:style-name="P1">communication protocols – reliable transmission</text:p>
            </text:list-item>
            <text:list-item>
              <text:p text:style-name="P1">internetworking – universal service over a network of networks</text:p>
            </text:list-item>
            <text:list-item>
              <text:p text:style-name="P1">internet applications – programs that use internet</text:p>
            </text:list-item>
          </text:list>
        </text:list-item>
        <text:list-item>
          <text:p text:style-name="P2"><text:span text:style-name="T1">ethernet</text:span> – made local networking possible</text:p>
          <text:list>
            <text:list-item>
              <text:p text:style-name="P2">single transmission</text:p>
            </text:list-item>
          </text:list>
        </text:list-item>
        <text:list-item>
          <text:p text:style-name="P2"><text:span text:style-name="T1">TCP/IP </text:span>– protocol made internetworking possible</text:p>
          <text:list>
            <text:list-item>
              <text:p text:style-name="P2">transmission control protocol / internet protocol</text:p>
            </text:list-item>
          </text:list>
        </text:list-item>
        <text:list-item>
          <text:p text:style-name="P2">internet changed from centralized computing to distributed computing</text:p>
          <text:list>
            <text:list-item>
              <text:p text:style-name="P2">robustness, scalability, reliability</text:p>
              <text:list>
                <text:list-item>
                  <text:p text:style-name="P2">-multiple links</text:p>
                </text:list-item>
                <text:list-item>
                  <text:p text:style-name="P2">distributed routing/messaging</text:p>
                </text:list-item>
              </text:list>
            </text:list-item>
          </text:list>
        </text:list-item>
        <text:list-item>
          <text:p text:style-name="P2">network standards</text:p>
          <text:list>
            <text:list-item>
              <text:p text:style-name="P2">research started in 1967 develop an interface message processor (IMP)</text:p>
            </text:list-item>
            <text:list-item>
              <text:p text:style-name="P2">group started repo for comments by other researchers (Request for Comments RFC)</text:p>
            </text:list-item>
            <text:list-item>
              <text:p text:style-name="P2">first open-source community</text:p>
            </text:list-item>
            <text:list-item>
              <text:p text:style-name="P2">Internet Engineering Task Force (IETF)</text:p>
              <text:list>
                <text:list-item>
                  <text:p text:style-name="P2">non-profit organization, produces technical documents that influence design, use and maintanence</text:p>
                </text:list-item>
              </text:list>
            </text:list-item>
          </text:list>
        </text:list-item>
        <text:list-item>
          <text:p text:style-name="P2">preliminaries – metrics</text:p>
          <text:list>
            <text:list-item>
              <text:p text:style-name="P2"><text:soft-page-break/>speed (distance/time) is measured in electronic units (bits per second)</text:p>
            </text:list-item>
            <text:list-item>
              <text:p text:style-name="P2">size in bit, Bytes is measued in binary unit (Ki 2<text:span text:style-name="T2">10</text:span> )</text:p>
            </text:list-item>
            <text:list-item>
              <text:p text:style-name="P2">bytes and bits</text:p>
            </text:list-item>
          </text:list>
        </text:list-item>
        <text:list-item>
          <text:p text:style-name="P2">common variable names in RFC</text:p>
          <text:list>
            <text:list-item>
              <text:p text:style-name="P2">foo</text:p>
            </text:list-item>
            <text:list-item>
              <text:p text:style-name="P2">bar</text:p>
            </text:list-item>
            <text:list-item>
              <text:p text:style-name="P2">fooba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Gentium Basic" svg:font-family="'Gentium Basic'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0be08a" officeooo:paragraph-rsid="000be08a" style:font-size-asian="14pt" style:font-weight-asian="bold" style:font-size-complex="14pt" style:font-weight-complex="bold"/>
    </style:style>
    <style:style style:name="MP2" style:family="paragraph" style:parent-style-name="Header">
      <style:text-properties officeooo:rsid="000be08a" officeooo:paragraph-rsid="000be0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72</text:p>
        <text:p text:style-name="MP2">Lecture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2:43:55.407383242</meta:creation-date>
    <dc:date>2014-03-31T23:09:15.617952809</dc:date>
    <meta:editing-duration>PT10M49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49" meta:word-count="286" meta:character-count="1838" meta:non-whitespace-character-count="1638"/>
  </office:meta>
</office:document-meta>
</file>